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84pt"/>
    </style:style>
    <style:style style:name="co2" style:family="table-column">
      <style:table-column-properties fo:break-before="auto" style:column-width="34.41pt"/>
    </style:style>
    <style:style style:name="co3" style:family="table-column">
      <style:table-column-properties fo:break-before="auto" style:column-width="38.3pt"/>
    </style:style>
    <style:style style:name="co4" style:family="table-column">
      <style:table-column-properties fo:break-before="auto" style:column-width="301.15pt"/>
    </style:style>
    <style:style style:name="co5" style:family="table-column">
      <style:table-column-properties fo:break-before="auto" style:column-width="78.86pt"/>
    </style:style>
    <style:style style:name="co6" style:family="table-column">
      <style:table-column-properties fo:break-before="auto" style:column-width="370.49pt"/>
    </style:style>
    <style:style style:name="co7" style:family="table-column">
      <style:table-column-properties fo:break-before="auto" style:column-width="67.1pt"/>
    </style:style>
    <style:style style:name="co8" style:family="table-column">
      <style:table-column-properties fo:break-before="auto" style:column-width="188.7pt"/>
    </style:style>
    <style:style style:name="co9" style:family="table-column">
      <style:table-column-properties fo:break-before="auto" style:column-width="1100.21pt"/>
    </style:style>
    <style:style style:name="co10" style:family="table-column">
      <style:table-column-properties fo:break-before="auto" style:column-width="29.14pt"/>
    </style:style>
    <style:style style:name="co11" style:family="table-column">
      <style:table-column-properties fo:break-before="auto" style:column-width="46.15pt"/>
    </style:style>
    <style:style style:name="co12" style:family="table-column">
      <style:table-column-properties fo:break-before="auto" style:column-width="137.71pt"/>
    </style:style>
    <style:style style:name="co1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potato_QT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pmc_id</text:p>
          </table:table-cell>
          <table:table-cell office:value-type="string" calcext:value-type="string">
            <text:p>tab_lb</text:p>
          </table:table-cell>
          <table:table-cell office:value-type="string" calcext:value-type="string">
            <text:p>row_id</text:p>
          </table:table-cell>
          <table:table-cell office:value-type="string" calcext:value-type="string">
            <text:p>tab_id</text:p>
          </table:table-cell>
          <table:table-cell office:value-type="string" calcext:value-type="string">
            <text:p>trait_in_article</text:p>
          </table:table-cell>
          <table:table-cell office:value-type="string" calcext:value-type="string">
            <text:p>trait_in_onto</text:p>
          </table:table-cell>
          <table:table-cell office:value-type="string" calcext:value-type="string">
            <text:p>trait_uri</text:p>
          </table:table-cell>
          <table:table-cell office:value-type="string" calcext:value-type="string">
            <text:p>chromosome</text:p>
          </table:table-cell>
          <table:table-cell office:value-type="string" calcext:value-type="string">
            <text:p>marker</text:p>
          </table:table-cell>
          <table:table-cell office:value-type="string" calcext:value-type="string">
            <text:p>marker_uri</text:p>
          </table:table-cell>
          <table:table-cell office:value-type="string" calcext:value-type="string">
            <text:p>gene</text:p>
          </table:table-cell>
          <table:table-cell office:value-type="string" calcext:value-type="string">
            <text:p>gene_uri</text:p>
          </table:table-cell>
          <table:table-cell office:value-type="string" calcext:value-type="string">
            <text:p>doi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2_229</text:p>
          </table:table-cell>
          <table:table-cell office:value-type="string" calcext:value-type="string">
            <text:p>http://solgenomics.net/genome/Solanum_tuberosum/variation/solcap_snp_c2_229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qrAUDPC-8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string" calcext:value-type="string">
            <text:p>c2_16993</text:p>
          </table:table-cell>
          <table:table-cell office:value-type="string" calcext:value-type="string">
            <text:p>http://solgenomics.net/genome/Solanum_tuberosum/variation/solcap_snp_c2_16993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c2_11822</text:p>
          </table:table-cell>
          <table:table-cell office:value-type="string" calcext:value-type="string">
            <text:p>http://solgenomics.net/genome/Solanum_tuberosum/variation/solcap_snp_c2_11822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1_16191</text:p>
          </table:table-cell>
          <table:table-cell office:value-type="string" calcext:value-type="string">
            <text:p>http://solgenomics.net/genome/Solanum_tuberosum/variation/solcap_snp_c1_16191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3.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2_17559</text:p>
          </table:table-cell>
          <table:table-cell office:value-type="string" calcext:value-type="string">
            <text:p>http://solgenomics.net/genome/Solanum_tuberosum/variation/solcap_snp_c2_17559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qrAUDPC-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c2_9878</text:p>
          </table:table-cell>
          <table:table-cell office:value-type="string" calcext:value-type="string">
            <text:p>http://solgenomics.net/genome/Solanum_tuberosum/variation/solcap_snp_c2_9878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C-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1_7874</text:p>
          </table:table-cell>
          <table:table-cell office:value-type="string" calcext:value-type="string">
            <text:p>http://solgenomics.net/genome/Solanum_tuberosum/variation/solcap_snp_c1_7874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C-6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2_33892</text:p>
          </table:table-cell>
          <table:table-cell office:value-type="string" calcext:value-type="string">
            <text:p>http://solgenomics.net/genome/Solanum_tuberosum/variation/solcap_snp_c2_33892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qIPC-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1_13416</text:p>
          </table:table-cell>
          <table:table-cell office:value-type="string" calcext:value-type="string">
            <text:p>http://solgenomics.net/genome/Solanum_tuberosum/variation/solcap_snp_c1_13416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C-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2_52110</text:p>
          </table:table-cell>
          <table:table-cell office:value-type="string" calcext:value-type="string">
            <text:p>http://solgenomics.net/genome/Solanum_tuberosum/variation/solcap_snp_c2_52110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C-10.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string" calcext:value-type="string">
            <text:p>c2_48107</text:p>
          </table:table-cell>
          <table:table-cell office:value-type="string" calcext:value-type="string">
            <text:p>http://solgenomics.net/genome/Solanum_tuberosum/variation/solcap_snp_c2_48107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A-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1_11211</text:p>
          </table:table-cell>
          <table:table-cell office:value-type="string" calcext:value-type="string">
            <text:p>http://solgenomics.net/genome/Solanum_tuberosum/variation/solcap_snp_c1_11211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A-2.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c2_32381</text:p>
          </table:table-cell>
          <table:table-cell office:value-type="string" calcext:value-type="string">
            <text:p>http://solgenomics.net/genome/Solanum_tuberosum/variation/solcap_snp_c2_32381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A-9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c2_43437.</text:p>
          </table:table-cell>
          <table:table-cell office:value-type="string" calcext:value-type="string">
            <text:p>http://solgenomics.net/genome/Solanum_tuberosum/variation/solcap_snp_c2_43437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IPA-12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1_16443</text:p>
          </table:table-cell>
          <table:table-cell office:value-type="string" calcext:value-type="string">
            <text:p>http://solgenomics.net/genome/Solanum_tuberosum/variation/solcap_snp_c1_16443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SPA-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2_20177</text:p>
          </table:table-cell>
          <table:table-cell office:value-type="string" calcext:value-type="string">
            <text:p>http://solgenomics.net/genome/Solanum_tuberosum/variation/solcap_snp_c2_20177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SPA-4.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c2_21934</text:p>
          </table:table-cell>
          <table:table-cell office:value-type="string" calcext:value-type="string">
            <text:p>http://solgenomics.net/genome/Solanum_tuberosum/variation/solcap_snp_c2_21934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OPA-7.1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string" calcext:value-type="string">
            <text:p>c2_10461</text:p>
          </table:table-cell>
          <table:table-cell office:value-type="string" calcext:value-type="string">
            <text:p>http://solgenomics.net/genome/Solanum_tuberosum/variation/solcap_snp_c2_10461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OPA-6.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2_31144</text:p>
          </table:table-cell>
          <table:table-cell office:value-type="string" calcext:value-type="string">
            <text:p>http://solgenomics.net/genome/Solanum_tuberosum/variation/solcap_snp_c2_31144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6034811" calcext:value-type="float">
            <text:p>603481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qOPA-12.1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string" calcext:value-type="string">
            <text:p>c1_3172</text:p>
          </table:table-cell>
          <table:table-cell office:value-type="string" calcext:value-type="string">
            <text:p>http://solgenomics.net/genome/Solanum_tuberosum/variation/solcap_snp_c1_3172</text:p>
          </table:table-cell>
          <table:table-cell table:number-columns-repeated="2"/>
          <table:table-cell office:value-type="string" calcext:value-type="string">
            <text:p>10.1371/journal.pone.0199716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472129</text:p>
          </table:table-cell>
          <table:table-cell office:value-type="string" calcext:value-type="string">
            <text:p>http://solgenomics.net/genome/Solanum_tuberosum/variation/472129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538564</text:p>
          </table:table-cell>
          <table:table-cell office:value-type="string" calcext:value-type="string">
            <text:p>http://solgenomics.net/genome/Solanum_tuberosum/variation/538564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471810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559534</text:p>
          </table:table-cell>
          <table:table-cell office:value-type="string" calcext:value-type="string">
            <text:p>http://solgenomics.net/genome/Solanum_tuberosum/variation/559534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537507–pPt-471438</text:p>
          </table:table-cell>
          <table:table-cell office:value-type="string" calcext:value-type="string">
            <text:p>http://solgenomics.net/genome/Solanum_tuberosum/variation/537507;http://solgenomics.net/genome/Solanum_tuberosum/variation/471438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538540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651535</text:p>
          </table:table-cell>
          <table:table-cell office:value-type="string" calcext:value-type="string">
            <text:p>http://solgenomics.net/genome/Solanum_tuberosum/variation/651535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472014–pPt-655594</text:p>
          </table:table-cell>
          <table:table-cell office:value-type="string" calcext:value-type="string">
            <text:p>http://solgenomics.net/genome/Solanum_tuberosum/variation/472014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gularity of tuber shape</text:p>
          </table:table-cell>
          <table:table-cell office:value-type="string" calcext:value-type="string">
            <text:p>tuber shape</text:p>
          </table:table-cell>
          <table:table-cell office:value-type="string" calcext:value-type="string">
            <text:p>http://purl.obolibrary.org/obo/SP_0000201</text:p>
          </table:table-cell>
          <table:table-cell/>
          <table:table-cell office:value-type="string" calcext:value-type="string">
            <text:p>pPt-653841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655486</text:p>
          </table:table-cell>
          <table:table-cell office:value-type="string" calcext:value-type="string">
            <text:p>http://solgenomics.net/genome/Solanum_tuberosum/variation/655486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459017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538354</text:p>
          </table:table-cell>
          <table:table-cell office:value-type="string" calcext:value-type="string">
            <text:p>http://solgenomics.net/genome/Solanum_tuberosum/variation/538354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650647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655594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ye depth</text:p>
          </table:table-cell>
          <table:table-cell table:number-columns-repeated="3"/>
          <table:table-cell office:value-type="string" calcext:value-type="string">
            <text:p>pPt-540308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an 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/>
          <table:table-cell office:value-type="string" calcext:value-type="string">
            <text:p>pPt-457903</text:p>
          </table:table-cell>
          <table:table-cell office:value-type="string" calcext:value-type="string">
            <text:p>http://solgenomics.net/genome/Solanum_tuberosum/variation/457903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an 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/>
          <table:table-cell office:value-type="string" calcext:value-type="string">
            <text:p>pPt-651535</text:p>
          </table:table-cell>
          <table:table-cell office:value-type="string" calcext:value-type="string">
            <text:p>http://solgenomics.net/genome/Solanum_tuberosum/variation/651535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an 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/>
          <table:table-cell office:value-type="string" calcext:value-type="string">
            <text:p>pPt-654987</text:p>
          </table:table-cell>
          <table:table-cell office:value-type="string" calcext:value-type="string">
            <text:p>http://solgenomics.net/genome/Solanum_tuberosum/variation/654987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an 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/>
          <table:table-cell office:value-type="string" calcext:value-type="string">
            <text:p>pPt-654965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flesh color</text:p>
          </table:table-cell>
          <table:table-cell office:value-type="string" calcext:value-type="string">
            <text:p>tuber flesh color</text:p>
          </table:table-cell>
          <table:table-cell office:value-type="string" calcext:value-type="string">
            <text:p>http://purl.obolibrary.org/obo/SP_0000188</text:p>
          </table:table-cell>
          <table:table-cell/>
          <table:table-cell office:value-type="string" calcext:value-type="string">
            <text:p>toPt-438004</text:p>
          </table:table-cell>
          <table:table-cell office:value-type="string" calcext:value-type="string">
            <text:p>http://solgenomics.net/genome/Solanum_tuberosum/variation/438004</text:p>
          </table:table-cell>
          <table:table-cell table:number-columns-repeated="2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95667" calcext:value-type="float">
            <text:p>589566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uber flesh color</text:p>
          </table:table-cell>
          <table:table-cell office:value-type="string" calcext:value-type="string">
            <text:p>tuber flesh color</text:p>
          </table:table-cell>
          <table:table-cell office:value-type="string" calcext:value-type="string">
            <text:p>http://purl.obolibrary.org/obo/SP_0000188</text:p>
          </table:table-cell>
          <table:table-cell/>
          <table:table-cell office:value-type="string" calcext:value-type="string">
            <text:p>TFC</text:p>
          </table:table-cell>
          <table:table-cell table:number-columns-repeated="3"/>
          <table:table-cell office:value-type="string" calcext:value-type="string">
            <text:p>10.1007/s13353-018-0433-x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D</text:p>
          </table:table-cell>
          <table:table-cell table:number-columns-repeated="3"/>
          <table:table-cell office:value-type="string" calcext:value-type="string">
            <text:p>toPt-437458</text:p>
          </table:table-cell>
          <table:table-cell office:value-type="string" calcext:value-type="string">
            <text:p>http://solgenomics.net/genome/Solanum_tuberosum/variation/437458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FB</text:p>
          </table:table-cell>
          <table:table-cell table:number-columns-repeated="3"/>
          <table:table-cell office:value-type="string" calcext:value-type="string">
            <text:p>pPt-538190</text:p>
          </table:table-cell>
          <table:table-cell office:value-type="string" calcext:value-type="string">
            <text:p>http://solgenomics.net/genome/Solanum_tuberosum/variation/538190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538519</text:p>
          </table:table-cell>
          <table:table-cell office:value-type="string" calcext:value-type="string">
            <text:p>http://solgenomics.net/genome/Solanum_tuberosum/variation/538519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538418</text:p>
          </table:table-cell>
          <table:table-cell office:value-type="string" calcext:value-type="string">
            <text:p>http://solgenomics.net/genome/Solanum_tuberosum/variation/538418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456904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473371-pPt-540060</text:p>
          </table:table-cell>
          <table:table-cell office:value-type="string" calcext:value-type="string">
            <text:p>http://solgenomics.net/genome/Solanum_tuberosum/variation/540060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D</text:p>
          </table:table-cell>
          <table:table-cell table:number-columns-repeated="3"/>
          <table:table-cell office:value-type="string" calcext:value-type="string">
            <text:p>pPt-539905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FB</text:p>
          </table:table-cell>
          <table:table-cell table:number-columns-repeated="3"/>
          <table:table-cell office:value-type="string" calcext:value-type="string">
            <text:p>pPt-539905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BRD</text:p>
          </table:table-cell>
          <table:table-cell table:number-columns-repeated="3"/>
          <table:table-cell office:value-type="string" calcext:value-type="string">
            <text:p>pPt-655798</text:p>
          </table:table-cell>
          <table:table-cell office:value-type="string" calcext:value-type="string">
            <text:p>http://solgenomics.net/genome/Solanum_tuberosum/variation/655798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BFB</text:p>
          </table:table-cell>
          <table:table-cell table:number-columns-repeated="3"/>
          <table:table-cell office:value-type="string" calcext:value-type="string">
            <text:p>pPt-540393</text:p>
          </table:table-cell>
          <table:table-cell office:value-type="string" calcext:value-type="string">
            <text:p>http://solgenomics.net/genome/Solanum_tuberosum/variation/540393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650647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652324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654764-pPt-653593</text:p>
          </table:table-cell>
          <table:table-cell office:value-type="string" calcext:value-type="string">
            <text:p>http://solgenomics.net/genome/Solanum_tuberosum/variation/654764;http://solgenomics.net/genome/Solanum_tuberosum/variation/653593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D</text:p>
          </table:table-cell>
          <table:table-cell table:number-columns-repeated="3"/>
          <table:table-cell office:value-type="string" calcext:value-type="string">
            <text:p>pPt-535666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9" calcext:value-type="float">
            <text:p>19</text:p>
          </table:table-cell>
          <table:table-cell office:value-type="string" calcext:value-type="string">
            <text:p>SCBRD</text:p>
          </table:table-cell>
          <table:table-cell table:number-columns-repeated="3"/>
          <table:table-cell office:value-type="string" calcext:value-type="string">
            <text:p>pPt-535666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535666</text:p>
          </table:table-cell>
          <table:table-cell table:number-columns-repeated="3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657529-pPt-656452</text:p>
          </table:table-cell>
          <table:table-cell office:value-type="string" calcext:value-type="string">
            <text:p>http://solgenomics.net/genome/Solanum_tuberosum/variation/656452;http://solgenomics.net/genome/Solanum_tuberosum/variation/657529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D</text:p>
          </table:table-cell>
          <table:table-cell table:number-columns-repeated="3"/>
          <table:table-cell office:value-type="string" calcext:value-type="string">
            <text:p>pPt-456962</text:p>
          </table:table-cell>
          <table:table-cell office:value-type="string" calcext:value-type="string">
            <text:p>http://solgenomics.net/genome/Solanum_tuberosum/variation/456962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652232</text:p>
          </table:table-cell>
          <table:table-cell office:value-type="string" calcext:value-type="string">
            <text:p>http://solgenomics.net/genome/Solanum_tuberosum/variation/652232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6" calcext:value-type="float">
            <text:p>2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D</text:p>
          </table:table-cell>
          <table:table-cell table:number-columns-repeated="3"/>
          <table:table-cell office:value-type="string" calcext:value-type="string">
            <text:p>pPt-651718</text:p>
          </table:table-cell>
          <table:table-cell office:value-type="string" calcext:value-type="string">
            <text:p>http://solgenomics.net/genome/Solanum_tuberosum/variation/651718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854731" calcext:value-type="float">
            <text:p>5854731</text:p>
          </table:table-cell>
          <table:table-cell office:value-type="float" office:value="4" calcext:value-type="float">
            <text:p>4</text:p>
          </table:table-cell>
          <table:table-cell office:value-type="float" office:value="27" calcext:value-type="float">
            <text:p>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CBRD</text:p>
          </table:table-cell>
          <table:table-cell table:number-columns-repeated="3"/>
          <table:table-cell office:value-type="string" calcext:value-type="string">
            <text:p>pPt-651718</text:p>
          </table:table-cell>
          <table:table-cell office:value-type="string" calcext:value-type="string">
            <text:p>http://solgenomics.net/genome/Solanum_tuberosum/variation/651718</text:p>
          </table:table-cell>
          <table:table-cell table:number-columns-repeated="2"/>
          <table:table-cell office:value-type="string" calcext:value-type="string">
            <text:p>10.1007/s00438-017-1387-0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 (3), TSY (3)</text:p>
          </table:table-cell>
          <table:table-cell table:number-columns-repeated="3"/>
          <table:table-cell office:value-type="string" calcext:value-type="string">
            <text:p>RADseq(3SNPs*)b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SC (1), TY (7), TSY (5)</text:p>
          </table:table-cell>
          <table:table-cell table:number-columns-repeated="3"/>
          <table:table-cell office:value-type="string" calcext:value-type="string">
            <text:p>RADseq(8SNPs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SC (13), TY (8)</text:p>
          </table:table-cell>
          <table:table-cell table:number-columns-repeated="3"/>
          <table:table-cell office:value-type="string" calcext:value-type="string">
            <text:p>RADseq(13SNPs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SC (8), TY (19), TSY (14)</text:p>
          </table:table-cell>
          <table:table-cell table:number-columns-repeated="3"/>
          <table:table-cell office:value-type="string" calcext:value-type="string">
            <text:p>RADseq(25SNPs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solcap_snp_c2_11924</text:p>
          </table:table-cell>
          <table:table-cell office:value-type="string" calcext:value-type="string">
            <text:p>http://solgenomics.net/genome/Solanum_tuberosum/variation/solcap_snp_c2_11924</text:p>
          </table:table-cell>
          <table:table-cell table:number-columns-repeated="2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, TSY, TSC</text:p>
          </table:table-cell>
          <table:table-cell table:number-columns-repeated="3"/>
          <table:table-cell office:value-type="string" calcext:value-type="string">
            <text:p>solcap_snp_c2_54011</text:p>
          </table:table-cell>
          <table:table-cell office:value-type="string" calcext:value-type="string">
            <text:p>http://solgenomics.net/genome/Solanum_tuberosum/variation/solcap_snp_c2_54011</text:p>
          </table:table-cell>
          <table:table-cell table:number-columns-repeated="2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SC (4), TY (9), TSY (6)</text:p>
          </table:table-cell>
          <table:table-cell table:number-columns-repeated="3"/>
          <table:table-cell office:value-type="string" calcext:value-type="string">
            <text:p>RADseq(9SNPs*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 (3), TSY (2)</text:p>
          </table:table-cell>
          <table:table-cell table:number-columns-repeated="3"/>
          <table:table-cell office:value-type="string" calcext:value-type="string">
            <text:p>solcap_snp_c2_9201,9202,9203</text:p>
          </table:table-cell>
          <table:table-cell office:value-type="string" calcext:value-type="string">
            <text:p>http://solgenomics.net/genome/Solanum_tuberosum/variation/solcap_snp_c2_9201;http://solgenomics.net/genome/Solanum_tuberosum/variation/solcap_snp_c2_9202;http://solgenomics.net/genome/Solanum_tuberosum/variation/solcap_snp_c2_9203</text:p>
          </table:table-cell>
          <table:table-cell table:number-columns-repeated="2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SC (11), TY (11)</text:p>
          </table:table-cell>
          <table:table-cell table:number-columns-repeated="3"/>
          <table:table-cell office:value-type="string" calcext:value-type="string">
            <text:p>RADseq(13SNPs*)</text:p>
          </table:table-cell>
          <table:table-cell table:number-columns-repeated="3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Y, TSY</text:p>
          </table:table-cell>
          <table:table-cell table:number-columns-repeated="3"/>
          <table:table-cell office:value-type="string" calcext:value-type="string">
            <text:p>solcap_snp_c2_3063</text:p>
          </table:table-cell>
          <table:table-cell office:value-type="string" calcext:value-type="string">
            <text:p>http://solgenomics.net/genome/Solanum_tuberosum/variation/solcap_snp_c2_3063</text:p>
          </table:table-cell>
          <table:table-cell table:number-columns-repeated="2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5567664" calcext:value-type="float">
            <text:p>5567664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SC (2), TY (2)</text:p>
          </table:table-cell>
          <table:table-cell table:number-columns-repeated="3"/>
          <table:table-cell office:value-type="string" calcext:value-type="string">
            <text:p>RADseq(3SNPs*),solcap_snp_c2_25372</text:p>
          </table:table-cell>
          <table:table-cell office:value-type="string" calcext:value-type="string">
            <text:p>http://solgenomics.net/genome/Solanum_tuberosum/variation/solcap_snp_c2_25372</text:p>
          </table:table-cell>
          <table:table-cell table:number-columns-repeated="2"/>
          <table:table-cell office:value-type="string" calcext:value-type="string">
            <text:p>10.1186/s12864-017-3979-9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104(109)</text:p>
          </table:table-cell>
          <table:table-cell table:number-columns-repeated="3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Y</text:p>
          </table:table-cell>
          <table:table-cell table:number-columns-repeated="3"/>
          <table:table-cell office:value-type="string" calcext:value-type="string">
            <text:p>41(46)</text:p>
          </table:table-cell>
          <table:table-cell table:number-columns-repeated="3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SY</text:p>
          </table:table-cell>
          <table:table-cell table:number-columns-repeated="3"/>
          <table:table-cell office:value-type="string" calcext:value-type="string">
            <text:p>29(30)</text:p>
          </table:table-cell>
          <table:table-cell table:number-columns-repeated="3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N</text:p>
          </table:table-cell>
          <table:table-cell table:number-columns-repeated="3"/>
          <table:table-cell office:value-type="string" calcext:value-type="string">
            <text:p>32(34)</text:p>
          </table:table-cell>
          <table:table-cell table:number-columns-repeated="3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99268" calcext:value-type="float">
            <text:p>4799268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W</text:p>
          </table:table-cell>
          <table:table-cell table:number-columns-repeated="3"/>
          <table:table-cell office:value-type="string" calcext:value-type="string">
            <text:p>60(63)</text:p>
          </table:table-cell>
          <table:table-cell table:number-columns-repeated="3"/>
          <table:table-cell office:value-type="string" calcext:value-type="string">
            <text:p>10.1007/s00122-016-2665-7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5AN</text:p>
          </table:table-cell>
          <table:table-cell table:number-columns-repeated="3"/>
          <table:table-cell office:value-type="string" calcext:value-type="string">
            <text:p>pPt-535988–pPt-538127</text:p>
          </table:table-cell>
          <table:table-cell office:value-type="string" calcext:value-type="string">
            <text:p>http://solgenomics.net/genome/Solanum_tuberosum/variation/538127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7.49" calcext:value-type="float">
            <text:p>7.49</text:p>
          </table:table-cell>
          <table:table-cell table:number-columns-repeated="3"/>
          <table:table-cell office:value-type="string" calcext:value-type="string">
            <text:p>LSC5AL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2" calcext:value-type="float">
            <text:p>42</text:p>
          </table:table-cell>
          <table:table-cell office:value-type="float" office:value="4.29" calcext:value-type="float">
            <text:p>4.29</text:p>
          </table:table-cell>
          <table:table-cell table:number-columns-repeated="3"/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5AL</text:p>
          </table:table-cell>
          <table:table-cell table:number-columns-repeated="3"/>
          <table:table-cell office:value-type="string" calcext:value-type="string">
            <text:p>pPt-650366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535462</text:p>
          </table:table-cell>
          <table:table-cell office:value-type="string" calcext:value-type="string">
            <text:p>http://solgenomics.net/genome/Solanum_tuberosum/variation/535462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11AL</text:p>
          </table:table-cell>
          <table:table-cell table:number-columns-repeated="3"/>
          <table:table-cell office:value-type="string" calcext:value-type="string">
            <text:p>capPt-673196</text:p>
          </table:table-cell>
          <table:table-cell office:value-type="string" calcext:value-type="string">
            <text:p>http://solgenomics.net/genome/Solanum_tuberosum/variation/673196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toPt-440651</text:p>
          </table:table-cell>
          <table:table-cell office:value-type="string" calcext:value-type="string">
            <text:p>http://solgenomics.net/genome/Solanum_tuberosum/variation/440651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656098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539763</text:p>
          </table:table-cell>
          <table:table-cell office:value-type="string" calcext:value-type="string">
            <text:p>http://solgenomics.net/genome/Solanum_tuberosum/variation/539763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toPt-437014–pPt-538033</text:p>
          </table:table-cell>
          <table:table-cell office:value-type="string" calcext:value-type="string">
            <text:p>http://solgenomics.net/genome/Solanum_tuberosum/variation/538033;http://solgenomics.net/genome/Solanum_tuberosum/variation/437014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656044</text:p>
          </table:table-cell>
          <table:table-cell office:value-type="string" calcext:value-type="string">
            <text:p>http://solgenomics.net/genome/Solanum_tuberosum/variation/656044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11AL</text:p>
          </table:table-cell>
          <table:table-cell table:number-columns-repeated="3"/>
          <table:table-cell office:value-type="string" calcext:value-type="string">
            <text:p>pPt-652452</text:p>
          </table:table-cell>
          <table:table-cell office:value-type="string" calcext:value-type="string">
            <text:p>http://solgenomics.net/genome/Solanum_tuberosum/variation/652452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656209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toPt-438845</text:p>
          </table:table-cell>
          <table:table-cell office:value-type="string" calcext:value-type="string">
            <text:p>http://solgenomics.net/genome/Solanum_tuberosum/variation/438845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5AL</text:p>
          </table:table-cell>
          <table:table-cell table:number-columns-repeated="3"/>
          <table:table-cell office:value-type="string" calcext:value-type="string">
            <text:p>pPt-657409</text:p>
          </table:table-cell>
          <table:table-cell office:value-type="string" calcext:value-type="string">
            <text:p>http://solgenomics.net/genome/Solanum_tuberosum/variation/657409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11AL</text:p>
          </table:table-cell>
          <table:table-cell table:number-columns-repeated="3"/>
          <table:table-cell office:value-type="string" calcext:value-type="string">
            <text:p>pPt-537372</text:p>
          </table:table-cell>
          <table:table-cell office:value-type="string" calcext:value-type="string">
            <text:p>http://solgenomics.net/genome/Solanum_tuberosum/variation/537372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5AL</text:p>
          </table:table-cell>
          <table:table-cell table:number-columns-repeated="3"/>
          <table:table-cell office:value-type="string" calcext:value-type="string">
            <text:p>pPt-651091</text:p>
          </table:table-cell>
          <table:table-cell office:value-type="string" calcext:value-type="string">
            <text:p>http://solgenomics.net/genome/Solanum_tuberosum/variation/651091_R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Pt-552383</text:p>
          </table:table-cell>
          <table:table-cell office:value-type="string" calcext:value-type="string">
            <text:p>http://solgenomics.net/genome/Solanum_tuberosum/variation/552383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533878</text:p>
          </table:table-cell>
          <table:table-cell office:value-type="string" calcext:value-type="string">
            <text:p>http://solgenomics.net/genome/Solanum_tuberosum/variation/533878_R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471789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LSC11AN</text:p>
          </table:table-cell>
          <table:table-cell table:number-columns-repeated="3"/>
          <table:table-cell office:value-type="string" calcext:value-type="string">
            <text:p>P2</text:p>
          </table:table-cell>
          <table:table-cell table:number-columns-repeated="3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703618" calcext:value-type="float">
            <text:p>4703618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TSC</text:p>
          </table:table-cell>
          <table:table-cell table:number-columns-repeated="3"/>
          <table:table-cell office:value-type="string" calcext:value-type="string">
            <text:p>pPt-656237</text:p>
          </table:table-cell>
          <table:table-cell office:value-type="string" calcext:value-type="string">
            <text:p>http://solgenomics.net/genome/Solanum_tuberosum/variation/656237</text:p>
          </table:table-cell>
          <table:table-cell table:number-columns-repeated="2"/>
          <table:table-cell office:value-type="string" calcext:value-type="string">
            <text:p>10.1007/s00122-015-2615-9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H12</text:p>
          </table:table-cell>
          <table:table-cell table:number-columns-repeated="3"/>
          <table:table-cell office:value-type="string" calcext:value-type="string">
            <text:p>pPt-473623-pPt656201</text:p>
          </table:table-cell>
          <table:table-cell office:value-type="string" calcext:value-type="string">
            <text:p>http://solgenomics.net/genome/Solanum_tuberosum/variation/473623</text:p>
          </table:table-cell>
          <table:table-cell table:number-columns-repeated="2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H13</text:p>
          </table:table-cell>
          <table:table-cell table:number-columns-repeated="3"/>
          <table:table-cell office:value-type="string" calcext:value-type="string">
            <text:p>pPt-654681</text:p>
          </table:table-cell>
          <table:table-cell office:value-type="string" calcext:value-type="string">
            <text:p>http://solgenomics.net/genome/Solanum_tuberosum/variation/654681</text:p>
          </table:table-cell>
          <table:table-cell table:number-columns-repeated="2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pPt-473623-pPt656201</text:p>
          </table:table-cell>
          <table:table-cell office:value-type="string" calcext:value-type="string">
            <text:p>http://solgenomics.net/genome/Solanum_tuberosum/variation/473623</text:p>
          </table:table-cell>
          <table:table-cell table:number-columns-repeated="2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C</text:p>
          </table:table-cell>
          <table:table-cell table:number-columns-repeated="3"/>
          <table:table-cell office:value-type="string" calcext:value-type="string">
            <text:p>pPt-536041</text:p>
          </table:table-cell>
          <table:table-cell office:value-type="string" calcext:value-type="string">
            <text:p>http://solgenomics.net/genome/Solanum_tuberosum/variation/536041</text:p>
          </table:table-cell>
          <table:table-cell table:number-columns-repeated="2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H11</text:p>
          </table:table-cell>
          <table:table-cell table:number-columns-repeated="3"/>
          <table:table-cell office:value-type="string" calcext:value-type="string">
            <text:p>pPt-540198-Myb48g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H12</text:p>
          </table:table-cell>
          <table:table-cell table:number-columns-repeated="3"/>
          <table:table-cell office:value-type="string" calcext:value-type="string">
            <text:p>pPt-536863</text:p>
          </table:table-cell>
          <table:table-cell office:value-type="string" calcext:value-type="string">
            <text:p>http://solgenomics.net/genome/Solanum_tuberosum/variation/536863</text:p>
          </table:table-cell>
          <table:table-cell table:number-columns-repeated="2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H</text:p>
          </table:table-cell>
          <table:table-cell table:number-columns-repeated="3"/>
          <table:table-cell office:value-type="string" calcext:value-type="string">
            <text:p>pPt-538874</text:p>
          </table:table-cell>
          <table:table-cell office:value-type="string" calcext:value-type="string">
            <text:p>http://solgenomics.net/genome/Solanum_tuberosum/variation/538874</text:p>
          </table:table-cell>
          <table:table-cell table:number-columns-repeated="2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S12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ttp://purl.obolibrary.org/obo/TO_0000051</text:p>
          </table:table-cell>
          <table:table-cell/>
          <table:table-cell office:value-type="string" calcext:value-type="string">
            <text:p>pPt457555-ppt-471500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S1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ttp://purl.obolibrary.org/obo/TO_0000051</text:p>
          </table:table-cell>
          <table:table-cell/>
          <table:table-cell office:value-type="string" calcext:value-type="string">
            <text:p>pPt-457555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http://purl.obolibrary.org/obo/TO_0000051</text:p>
          </table:table-cell>
          <table:table-cell/>
          <table:table-cell office:value-type="string" calcext:value-type="string">
            <text:p>pPt457555-ppt-471500</text:p>
          </table:table-cell>
          <table:table-cell table:number-columns-repeated="3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C12</text:p>
          </table:table-cell>
          <table:table-cell table:number-columns-repeated="3"/>
          <table:table-cell office:value-type="string" calcext:value-type="string">
            <text:p>pPt-536863</text:p>
          </table:table-cell>
          <table:table-cell office:value-type="string" calcext:value-type="string">
            <text:p>http://solgenomics.net/genome/Solanum_tuberosum/variation/536863</text:p>
          </table:table-cell>
          <table:table-cell table:number-columns-repeated="2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48990" calcext:value-type="float">
            <text:p>4648990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RC</text:p>
          </table:table-cell>
          <table:table-cell table:number-columns-repeated="3"/>
          <table:table-cell office:value-type="string" calcext:value-type="string">
            <text:p>pPt-536863</text:p>
          </table:table-cell>
          <table:table-cell office:value-type="string" calcext:value-type="string">
            <text:p>http://solgenomics.net/genome/Solanum_tuberosum/variation/536863</text:p>
          </table:table-cell>
          <table:table-cell table:number-columns-repeated="2"/>
          <table:table-cell office:value-type="string" calcext:value-type="string">
            <text:p>10.1007/s11032-015-0415-1</text:p>
          </table:table-cell>
        </table:table-row>
        <table:table-row table:style-name="ro1">
          <table:table-cell office:value-type="float" office:value="4632055" calcext:value-type="float">
            <text:p>463205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te Blight -200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implex,h4,c1_10590</text:p>
          </table:table-cell>
          <table:table-cell table:number-columns-repeated="3"/>
          <table:table-cell office:value-type="string" calcext:value-type="string">
            <text:p>10.1534/g3.115.019646</text:p>
          </table:table-cell>
        </table:table-row>
        <table:table-row table:style-name="ro1">
          <table:table-cell office:value-type="float" office:value="4632055" calcext:value-type="float">
            <text:p>463205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Late Blight -200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string" calcext:value-type="string">
            <text:p>Simplex,h4,c1_10590</text:p>
          </table:table-cell>
          <table:table-cell table:number-columns-repeated="3"/>
          <table:table-cell office:value-type="string" calcext:value-type="string">
            <text:p>10.1534/g3.115.019646</text:p>
          </table:table-cell>
        </table:table-row>
        <table:table-row table:style-name="ro1">
          <table:table-cell office:value-type="float" office:value="4632055" calcext:value-type="float">
            <text:p>463205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turity-200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uplex-simplex,c2_22986</text:p>
          </table:table-cell>
          <table:table-cell table:number-columns-repeated="3"/>
          <table:table-cell office:value-type="string" calcext:value-type="string">
            <text:p>10.1534/g3.115.019646</text:p>
          </table:table-cell>
        </table:table-row>
        <table:table-row table:style-name="ro1">
          <table:table-cell office:value-type="float" office:value="4632055" calcext:value-type="float">
            <text:p>4632055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turity-200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string" calcext:value-type="string">
            <text:p>Duplex-simplex,c2_22986</text:p>
          </table:table-cell>
          <table:table-cell table:number-columns-repeated="3"/>
          <table:table-cell office:value-type="string" calcext:value-type="string">
            <text:p>10.1534/g3.115.019646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1ct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2gt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14ga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26a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gwd27c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3 2011</text:p>
          </table:table-cell>
          <table:table-cell table:number-columns-repeated="3"/>
          <table:table-cell office:value-type="string" calcext:value-type="string">
            <text:p>sbei2a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 2011</text:p>
          </table:table-cell>
          <table:table-cell table:number-columns-repeated="3"/>
          <table:table-cell office:value-type="string" calcext:value-type="string">
            <text:p>sbei2a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 2012</text:p>
          </table:table-cell>
          <table:table-cell table:number-columns-repeated="3"/>
          <table:table-cell office:value-type="string" calcext:value-type="string">
            <text:p>sbei2ag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3 2011</text:p>
          </table:table-cell>
          <table:table-cell table:number-columns-repeated="3"/>
          <table:table-cell office:value-type="string" calcext:value-type="string">
            <text:p>sbei5tc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3 2012</text:p>
          </table:table-cell>
          <table:table-cell table:number-columns-repeated="3"/>
          <table:table-cell office:value-type="string" calcext:value-type="string">
            <text:p>ssiii7tc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3 2012</text:p>
          </table:table-cell>
          <table:table-cell table:number-columns-repeated="3"/>
          <table:table-cell office:value-type="string" calcext:value-type="string">
            <text:p>ssiii11gc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3 2011</text:p>
          </table:table-cell>
          <table:table-cell table:number-columns-repeated="3"/>
          <table:table-cell office:value-type="string" calcext:value-type="string">
            <text:p>sbeii180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54307" calcext:value-type="float">
            <text:p>435430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6 2011</text:p>
          </table:table-cell>
          <table:table-cell table:number-columns-repeated="3"/>
          <table:table-cell office:value-type="string" calcext:value-type="string">
            <text:p>sbeii180</text:p>
          </table:table-cell>
          <table:table-cell table:number-columns-repeated="3"/>
          <table:table-cell office:value-type="string" calcext:value-type="string">
            <text:p>10.3389/fpls.2015.0014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30/31 genotypes (96.7%)</text:p>
          </table:table-cell>
          <table:table-cell table:number-columns-repeated="3"/>
          <table:table-cell office:value-type="string" calcext:value-type="string">
            <text:p>RFLP(GP125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7/77 F1 progeny 112/117 genotypes (95.7%)</text:p>
          </table:table-cell>
          <table:table-cell table:number-columns-repeated="3"/>
          <table:table-cell office:value-type="string" calcext:value-type="string">
            <text:p>RFLP(ADG2probe,3.5kbfragment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77/77 genotypes (100%)</text:p>
          </table:table-cell>
          <table:table-cell table:number-columns-repeated="3"/>
          <table:table-cell office:value-type="string" calcext:value-type="string">
            <text:p>CAPS(ADG2fragment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97/117 genotypes (83%) for different origins of Ry sources</text:p>
          </table:table-cell>
          <table:table-cell office:value-type="string" calcext:value-type="string">
            <text:p>RY</text:p>
          </table:table-cell>
          <table:table-cell office:value-type="string" calcext:value-type="string">
            <text:p>http://purl.obolibrary.org/obo/TO_0000153</text:p>
          </table:table-cell>
          <table:table-cell/>
          <table:table-cell office:value-type="string" calcext:value-type="string">
            <text:p>RFLP(ADG2probe,10.5kbfragment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374564" calcext:value-type="float">
            <text:p>437456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103/103 genotypes (100%)</text:p>
          </table:table-cell>
          <table:table-cell table:number-columns-repeated="3"/>
          <table:table-cell office:value-type="string" calcext:value-type="string">
            <text:p>SCAR(ADG2fragmentwithRYSC3primers)</text:p>
          </table:table-cell>
          <table:table-cell table:number-columns-repeated="3"/>
          <table:table-cell office:value-type="string" calcext:value-type="string">
            <text:p>10.1270/jsbbs.65.53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Biomass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string" calcext:value-type="string">
            <text:p>stsnp_c1_2221</text:p>
          </table:table-cell>
          <table:table-cell office:value-type="string" calcext:value-type="string">
            <text:p>http://solgenomics.net/genome/Solanum_tuberosum/variation/solcap_snp_c1_2221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5" calcext:value-type="float">
            <text:p>5</text:p>
          </table:table-cell>
          <table:table-cell office:value-type="float" office:value="14" calcext:value-type="float">
            <text:p>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plant height</text:p>
          </table:table-cell>
          <table:table-cell office:value-type="string" calcext:value-type="string">
            <text:p>http://purl.obolibrary.org/obo/TO_0000207;http://purl.obolibrary.org/obo/SP_00004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snp_c1_12614</text:p>
          </table:table-cell>
          <table:table-cell office:value-type="string" calcext:value-type="string">
            <text:p>http://solgenomics.net/genome/Solanum_tuberosum/variation/solcap_snp_c1_12614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http://purl.obolibrary.org/obo/TO_002008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snp_c1_7206</text:p>
          </table:table-cell>
          <table:table-cell office:value-type="string" calcext:value-type="string">
            <text:p>http://solgenomics.net/genome/Solanum_tuberosum/variation/solcap_snp_c1_7206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http://purl.obolibrary.org/obo/TO_00200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snp_c1_12166</text:p>
          </table:table-cell>
          <table:table-cell office:value-type="string" calcext:value-type="string">
            <text:p>http://solgenomics.net/genome/Solanum_tuberosum/variation/solcap_snp_c1_12166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6" calcext:value-type="float">
            <text:p>6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stem diameter</text:p>
          </table:table-cell>
          <table:table-cell office:value-type="string" calcext:value-type="string">
            <text:p>http://purl.obolibrary.org/obo/TO_002008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snp_c1_12166</text:p>
          </table:table-cell>
          <table:table-cell office:value-type="string" calcext:value-type="string">
            <text:p>http://solgenomics.net/genome/Solanum_tuberosum/variation/solcap_snp_c1_12166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4551535" calcext:value-type="float">
            <text:p>4551535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uber weight</text:p>
          </table:table-cell>
          <table:table-cell office:value-type="string" calcext:value-type="string">
            <text:p>tuber</text:p>
          </table:table-cell>
          <table:table-cell office:value-type="string" calcext:value-type="string">
            <text:p>http://purl.obolibrary.org/obo/PO_0025522;http://purl.obolibrary.org/obo/SP_00000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snp_c1_2501</text:p>
          </table:table-cell>
          <table:table-cell office:value-type="string" calcext:value-type="string">
            <text:p>http://solgenomics.net/genome/Solanum_tuberosum/variation/solcap_snp_c1_2501</text:p>
          </table:table-cell>
          <table:table-cell table:number-columns-repeated="2"/>
          <table:table-cell office:value-type="string" calcext:value-type="string">
            <text:p>10.1007/s11105-014-0824-z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8_M60_175_67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8_M60_359_93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2_M49_305_19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2_M48_194_28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3_M55_163_15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P12_M41_104_62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Underwater weight, after cooking darkening, after baking darkening</text:p>
          </table:table-cell>
          <table:table-cell table:number-columns-repeated="3"/>
          <table:table-cell office:value-type="string" calcext:value-type="string">
            <text:p>E35_M54_521_76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baking darkening, Chipping colour, Underwater weight</text:p>
          </table:table-cell>
          <table:table-cell table:number-columns-repeated="3"/>
          <table:table-cell office:value-type="string" calcext:value-type="string">
            <text:p>E32_M61_156_96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baking darkening, chipping colour, underwater weight</text:p>
          </table:table-cell>
          <table:table-cell table:number-columns-repeated="3"/>
          <table:table-cell office:value-type="string" calcext:value-type="string">
            <text:p>E35_M61_137_00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baking darkening, chipping colour, underwater weight</text:p>
          </table:table-cell>
          <table:table-cell table:number-columns-repeated="3"/>
          <table:table-cell office:value-type="string" calcext:value-type="string">
            <text:p>E33_M36_082_76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baking darkening, chipping colour, underwater weight</text:p>
          </table:table-cell>
          <table:table-cell table:number-columns-repeated="3"/>
          <table:table-cell office:value-type="string" calcext:value-type="string">
            <text:p>E32_M41_103_80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938457" calcext:value-type="float">
            <text:p>2938457</text:p>
          </table:table-cell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After cooking darkening, after baking darkening</text:p>
          </table:table-cell>
          <table:table-cell table:number-columns-repeated="3"/>
          <table:table-cell office:value-type="string" calcext:value-type="string">
            <text:p>E32_M48_204_62</text:p>
          </table:table-cell>
          <table:table-cell table:number-columns-repeated="3"/>
          <table:table-cell office:value-type="string" calcext:value-type="string">
            <text:p>10.1007/s00122-010-1379-5</text:p>
          </table:table-cell>
        </table:table-row>
        <table:table-row table:style-name="ro1">
          <table:table-cell office:value-type="float" office:value="2690854" calcext:value-type="float">
            <text:p>269085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10618-01</text:p>
          </table:table-cell>
          <table:table-cell office:value-type="string" calcext:value-type="string">
            <text:p>http://solgenomics.net/genome/Solanum_tuberosum/variation/solcap_snp_c1_10618</text:p>
          </table:table-cell>
          <table:table-cell table:number-columns-repeated="2"/>
          <table:table-cell office:value-type="string" calcext:value-type="string">
            <text:p>10.1007/s00122-009-1024-3</text:p>
          </table:table-cell>
        </table:table-row>
        <table:table-row table:style-name="ro1">
          <table:table-cell office:value-type="float" office:value="2690854" calcext:value-type="float">
            <text:p>2690854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KW</text:p>
          </table:table-cell>
          <table:table-cell table:number-columns-repeated="3"/>
          <table:table-cell office:value-type="string" calcext:value-type="string">
            <text:p>320-02</text:p>
          </table:table-cell>
          <table:table-cell office:value-type="string" calcext:value-type="string">
            <text:p>http://solgenomics.net/genome/Solanum_tuberosum/variation/solcap_snp_c2_320</text:p>
          </table:table-cell>
          <table:table-cell table:number-columns-repeated="2"/>
          <table:table-cell office:value-type="string" calcext:value-type="string">
            <text:p>10.1007/s00122-009-1024-3</text:p>
          </table:table-cell>
        </table:table-row>
        <table:table-row table:style-name="ro1">
          <table:table-cell office:value-type="float" office:value="2690854" calcext:value-type="float">
            <text:p>2690854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10618-01</text:p>
          </table:table-cell>
          <table:table-cell office:value-type="string" calcext:value-type="string">
            <text:p>http://solgenomics.net/genome/Solanum_tuberosum/variation/solcap_snp_c1_10618</text:p>
          </table:table-cell>
          <table:table-cell table:number-columns-repeated="2"/>
          <table:table-cell office:value-type="string" calcext:value-type="string">
            <text:p>10.1007/s00122-009-1024-3</text:p>
          </table:table-cell>
        </table:table-row>
        <table:table-row table:style-name="ro1">
          <table:table-cell office:value-type="float" office:value="2690854" calcext:value-type="float">
            <text:p>2690854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IM</text:p>
          </table:table-cell>
          <table:table-cell table:number-columns-repeated="3"/>
          <table:table-cell office:value-type="string" calcext:value-type="string">
            <text:p>320-02</text:p>
          </table:table-cell>
          <table:table-cell office:value-type="string" calcext:value-type="string">
            <text:p>http://solgenomics.net/genome/Solanum_tuberosum/variation/solcap_snp_c2_320</text:p>
          </table:table-cell>
          <table:table-cell table:number-columns-repeated="2"/>
          <table:table-cell office:value-type="string" calcext:value-type="string">
            <text:p>10.1007/s00122-009-1024-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document-statistic meta:table-count="1" meta:cell-count="1266" meta:object-count="0"/>
  </office:meta>
</office:document-meta>
</file>